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FAA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8FAAD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Excel_32_Built-in_32_Bad" style:data-style-name="N0">
      <style:table-cell-properties style:vertical-align="automatic" fo:background-color="#FFC7CE" style:cell-protect="protected" style:repeat-content="false"/>
      <style:paragraph-properties fo:text-align="center"/>
      <style:text-properties fo:color="#9C0006"/>
    </style:style>
    <style:style style:name="ce15" style:family="table-cell" style:parent-style-name="Default" style:data-style-name="N0">
      <style:text-properties style:text-underline-style="solid" style:text-underline-type="single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0.66145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text-underline-style="solid" style:text-underline-type="single"/>
      <style:map style:condition="of:cell-content()=&quot;E&quot;" style:apply-style-name="cf1"/>
      <style:map style:condition="of:cell-content()=&quot;X&quot;" style:apply-style-name="cf2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text-underline-style="solid" style:text-underline-type="single"/>
      <style:map style:condition="of:cell-content()=&quot;E&quot;" style:apply-style-name="cf1"/>
      <style:map style:condition="of:cell-content()=&quot;X&quot;" style:apply-style-name="cf2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text-underline-style="solid" style:text-underline-type="single"/>
      <style:map style:condition="of:cell-content()=&quot;E&quot;" style:apply-style-name="cf1"/>
      <style:map style:condition="of:cell-content()=&quot;X&quot;" style:apply-style-name="cf3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X&quot;" style:apply-style-name="cf5"/>
      <style:map style:condition="of:cell-content()=&quot;E&quot;" style:apply-style-name="cf1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2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3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map style:condition="of:cell-content()=&quot;E&quot;" style:apply-style-name="cf1"/>
      <style:map style:condition="of:cell-content()=&quot;X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áctica_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9" table:default-cell-style-name="ce1"/>
        <table:table-column table:style-name="co1" table:number-columns-repeated="27" table:default-cell-style-name="ce1"/>
        <table:table-column table:style-name="co5" table:number-columns-repeated="16320" table:default-cell-style-name="ce1"/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ALGORITMO FCFS: PRIMERO EN ENTRAR, PRIMERO EN SALIR</text:p>
          </table:table-cell>
          <table:covered-table-cell table:number-columns-repeated="20"/>
          <table:table-cell table:number-columns-repeated="16355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formula="of:=COUNTIF([.I4:.AK4];&quot;E&quot;)" table:style-name="ce10">
            <text:p>0</text:p>
          </table:table-cell>
          <table:table-cell office:value-type="float" office:value="2" table:formula="of:=COUNTIF([.I4:.AK4];&quot;E&quot;)+COUNTIF([.I4:.AK4];&quot;X&quot;)" table:style-name="ce10">
            <text:p>2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2" table:formula="of:=COUNTIF([.I5:.AK5];&quot;E&quot;)" table:style-name="ce10">
            <text:p>2</text:p>
          </table:table-cell>
          <table:table-cell office:value-type="float" office:value="5" table:formula="of:=COUNTIF([.I5:.AK5];&quot;E&quot;)+COUNTIF([.I5:.AK5];&quot;X&quot;)" table:style-name="ce10">
            <text:p>5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" table:formula="of:=COUNTIF([.I6:.AK6];&quot;E&quot;)" table:style-name="ce10">
            <text:p>4</text:p>
          </table:table-cell>
          <table:table-cell office:value-type="float" office:value="9" table:formula="of:=COUNTIF([.I6:.AK6];&quot;E&quot;)+COUNTIF([.I6:.AK6];&quot;X&quot;)" table:style-name="ce10">
            <text:p>9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21"/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7" table:formula="of:=COUNTIF([.I7:.AK7];&quot;E&quot;)" table:style-name="ce10">
            <text:p>7</text:p>
          </table:table-cell>
          <table:table-cell office:value-type="float" office:value="9" table:formula="of:=COUNTIF([.I7:.AK7];&quot;E&quot;)+COUNTIF([.I7:.AK7];&quot;X&quot;)" table:style-name="ce10">
            <text:p>9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22"/>
          <table:table-cell table:style-name="ce22"/>
          <table:table-cell table:style-name="ce22"/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7" table:formula="of:=COUNTIF([.I8:.AK8];&quot;E&quot;)" table:style-name="ce10">
            <text:p>7</text:p>
          </table:table-cell>
          <table:table-cell office:value-type="float" office:value="9" table:formula="of:=COUNTIF([.I8:.AK8];&quot;E&quot;)+COUNTIF([.I8:.AK8];&quot;X&quot;)" table:style-name="ce10">
            <text:p>9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14" table:formula="of:=SUM([.D4:.D8])" table:style-name="ce12">
            <text:p>14</text:p>
          </table:table-cell>
          <table:table-cell office:value-type="float" office:value="4" table:formula="of:=AVERAGE([.E4:.E8])" table:style-name="ce12">
            <text:p>4</text:p>
          </table:table-cell>
          <table:table-cell office:value-type="float" office:value="6.8" table:formula="of:=AVERAGE([.F4:.F8])" table:style-name="ce12">
            <text:p>6,8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/>
          <table:table-cell table:number-columns-repeated="6" table:style-name="ce1"/>
          <table:table-cell table:number-columns-repeated="30" table:style-name="ce13"/>
          <table:table-cell table:number-columns-repeated="16347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ALGORITMO SJF: PRIMERO EL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formula="of:=COUNTIF([.I15:.AK15];&quot;E&quot;)" table:style-name="ce10">
            <text:p>0</text:p>
          </table:table-cell>
          <table:table-cell office:value-type="float" office:value="2" table:formula="of:=COUNTIF([.I15:.AK15];&quot;E&quot;)+COUNTIF([.I15:.AK15];&quot;X&quot;)" table:style-name="ce10">
            <text:p>2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2" table:formula="of:=COUNTIF([.I16:.AK16];&quot;E&quot;)" table:style-name="ce10">
            <text:p>2</text:p>
          </table:table-cell>
          <table:table-cell office:value-type="float" office:value="5" table:formula="of:=COUNTIF([.I16:.AK16];&quot;E&quot;)+COUNTIF([.I16:.AK16];&quot;X&quot;)" table:style-name="ce10">
            <text:p>5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formula="of:=COUNTIF([.I17:.AK17];&quot;E&quot;)" table:style-name="ce10">
            <text:p>8</text:p>
          </table:table-cell>
          <table:table-cell office:value-type="float" office:value="13" table:formula="of:=COUNTIF([.I17:.AK17];&quot;E&quot;)+COUNTIF([.I17:.AK17];&quot;X&quot;)" table:style-name="ce10">
            <text:p>13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21"/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formula="of:=COUNTIF([.I18:.AK18];&quot;E&quot;)" table:style-name="ce10">
            <text:p>2</text:p>
          </table:table-cell>
          <table:table-cell office:value-type="float" office:value="4" table:formula="of:=COUNTIF([.I18:.AK18];&quot;E&quot;)+COUNTIF([.I18:.AK18];&quot;X&quot;)" table:style-name="ce10">
            <text:p>4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22"/>
          <table:table-cell table:style-name="ce22"/>
          <table:table-cell table:style-name="ce22"/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formula="of:=COUNTIF([.I19:.AK19];&quot;E&quot;)" table:style-name="ce10">
            <text:p>2</text:p>
          </table:table-cell>
          <table:table-cell office:value-type="float" office:value="4" table:formula="of:=COUNTIF([.I19:.AK19];&quot;E&quot;)+COUNTIF([.I19:.AK19];&quot;X&quot;)" table:style-name="ce10">
            <text:p>4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14" table:formula="of:=SUM([.D15:.D19])" table:style-name="ce12">
            <text:p>14</text:p>
          </table:table-cell>
          <table:table-cell office:value-type="float" office:value="2.8" table:formula="of:=AVERAGE([.E15:.E19])" table:style-name="ce12">
            <text:p>2,8</text:p>
          </table:table-cell>
          <table:table-cell office:value-type="float" office:value="5.6" table:formula="of:=AVERAGE([.F15:.F19])" table:style-name="ce12">
            <text:p>5,6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SRTF: PRIMERO EL DE TIEMPO RESTANTE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formula="of:=COUNTIF([.I26:.AK26];&quot;E&quot;)" table:style-name="ce10">
            <text:p>0</text:p>
          </table:table-cell>
          <table:table-cell office:value-type="float" office:value="2" table:formula="of:=COUNTIF([.I26:.AK26];&quot;E&quot;)+COUNTIF([.I26:.AK26];&quot;X&quot;)" table:style-name="ce10">
            <text:p>2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2" table:formula="of:=COUNTIF([.I27:.AK27];&quot;E&quot;)" table:style-name="ce10">
            <text:p>2</text:p>
          </table:table-cell>
          <table:table-cell office:value-type="float" office:value="5" table:formula="of:=COUNTIF([.I27:.AK27];&quot;E&quot;)+COUNTIF([.I27:.AK27];&quot;X&quot;)" table:style-name="ce10">
            <text:p>5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formula="of:=COUNTIF([.I28:.AK28];&quot;E&quot;)" table:style-name="ce10">
            <text:p>8</text:p>
          </table:table-cell>
          <table:table-cell office:value-type="float" office:value="13" table:formula="of:=COUNTIF([.I28:.AK28];&quot;E&quot;)+COUNTIF([.I28:.AK28];&quot;X&quot;)" table:style-name="ce10">
            <text:p>13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21"/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formula="of:=COUNTIF([.I29:.AK29];&quot;E&quot;)" table:style-name="ce10">
            <text:p>2</text:p>
          </table:table-cell>
          <table:table-cell office:value-type="float" office:value="4" table:formula="of:=COUNTIF([.I29:.AK29];&quot;E&quot;)+COUNTIF([.I29:.AK29];&quot;X&quot;)" table:style-name="ce10">
            <text:p>4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22"/>
          <table:table-cell table:style-name="ce22"/>
          <table:table-cell table:style-name="ce22"/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formula="of:=COUNTIF([.I30:.AK30];&quot;E&quot;)" table:style-name="ce10">
            <text:p>2</text:p>
          </table:table-cell>
          <table:table-cell office:value-type="float" office:value="4" table:formula="of:=COUNTIF([.I30:.AK30];&quot;E&quot;)+COUNTIF([.I30:.AK30];&quot;X&quot;)" table:style-name="ce10">
            <text:p>4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14" table:formula="of:=SUM([.D26:.D30])" table:style-name="ce12">
            <text:p>14</text:p>
          </table:table-cell>
          <table:table-cell office:value-type="float" office:value="2.8" table:formula="of:=AVERAGE([.E26:.E30])" table:style-name="ce12">
            <text:p>2,8</text:p>
          </table:table-cell>
          <table:table-cell office:value-type="float" office:value="5.6" table:formula="of:=AVERAGE([.F26:.F30])" table:style-name="ce12">
            <text:p>5,6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3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formula="of:=COUNTIF([.I37:.AK37];&quot;E&quot;)" table:style-name="ce10">
            <text:p>0</text:p>
          </table:table-cell>
          <table:table-cell office:value-type="float" office:value="2" table:formula="of:=COUNTIF([.I37:.AK37];&quot;E&quot;)+COUNTIF([.I37:.AK37];&quot;X&quot;)" table:style-name="ce10">
            <text:p>2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2" table:formula="of:=COUNTIF([.I38:.AK38];&quot;E&quot;)" table:style-name="ce10">
            <text:p>2</text:p>
          </table:table-cell>
          <table:table-cell office:value-type="float" office:value="5" table:formula="of:=COUNTIF([.I38:.AK38];&quot;E&quot;)+COUNTIF([.I38:.AK38];&quot;X&quot;)" table:style-name="ce10">
            <text:p>5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formula="of:=COUNTIF([.I39:.AK39];&quot;E&quot;)" table:style-name="ce10">
            <text:p>8</text:p>
          </table:table-cell>
          <table:table-cell office:value-type="float" office:value="13" table:formula="of:=COUNTIF([.I39:.AK39];&quot;E&quot;)+COUNTIF([.I39:.AK39];&quot;X&quot;)" table:style-name="ce10">
            <text:p>13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21"/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5" table:formula="of:=COUNTIF([.I40:.AK40];&quot;E&quot;)" table:style-name="ce10">
            <text:p>5</text:p>
          </table:table-cell>
          <table:table-cell office:value-type="float" office:value="7" table:formula="of:=COUNTIF([.I40:.AK40];&quot;E&quot;)+COUNTIF([.I40:.AK40];&quot;X&quot;)" table:style-name="ce10">
            <text:p>7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22"/>
          <table:table-cell table:style-name="ce22"/>
          <table:table-cell table:style-name="ce22"/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5" table:formula="of:=COUNTIF([.I41:.AK41];&quot;E&quot;)" table:style-name="ce10">
            <text:p>5</text:p>
          </table:table-cell>
          <table:table-cell office:value-type="float" office:value="7" table:formula="of:=COUNTIF([.I41:.AK41];&quot;E&quot;)+COUNTIF([.I41:.AK41];&quot;X&quot;)" table:style-name="ce10">
            <text:p>7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14" table:formula="of:=SUM([.D37:.D41])" table:style-name="ce12">
            <text:p>14</text:p>
          </table:table-cell>
          <table:table-cell office:value-type="float" office:value="4" table:formula="of:=AVERAGE([.E37:.E41])" table:style-name="ce12">
            <text:p>4</text:p>
          </table:table-cell>
          <table:table-cell office:value-type="float" office:value="6.8" table:formula="of:=AVERAGE([.F37:.F41])" table:style-name="ce12">
            <text:p>6,8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2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2" table:style-name="ce1">
            <text:p>2</text:p>
          </table:table-cell>
          <table:table-cell table:style-name="ce15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formula="of:=COUNTIF([.I48:.AK48];&quot;E&quot;)" table:style-name="ce10">
            <text:p>0</text:p>
          </table:table-cell>
          <table:table-cell office:value-type="float" office:value="2" table:formula="of:=COUNTIF([.I48:.AK48];&quot;E&quot;)+COUNTIF([.I48:.AK48];&quot;X&quot;)" table:style-name="ce10">
            <text:p>2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6348" table:style-name="ce1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8" table:formula="of:=COUNTIF([.I49:.AK49];&quot;E&quot;)" table:style-name="ce10">
            <text:p>8</text:p>
          </table:table-cell>
          <table:table-cell office:value-type="float" office:value="11" table:formula="of:=COUNTIF([.I49:.AK49];&quot;E&quot;)+COUNTIF([.I49:.AK49];&quot;X&quot;)" table:style-name="ce10">
            <text:p>11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X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6348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formula="of:=COUNTIF([.I50:.AK50];&quot;E&quot;)" table:style-name="ce10">
            <text:p>8</text:p>
          </table:table-cell>
          <table:table-cell office:value-type="float" office:value="13" table:formula="of:=COUNTIF([.I50:.AK50];&quot;E&quot;)+COUNTIF([.I50:.AK50];&quot;X&quot;)" table:style-name="ce10">
            <text:p>13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26"/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6348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formula="of:=COUNTIF([.I51:.AK51];&quot;E&quot;)" table:style-name="ce10">
            <text:p>3</text:p>
          </table:table-cell>
          <table:table-cell office:value-type="float" office:value="5" table:formula="of:=COUNTIF([.I51:.AK51];&quot;E&quot;)+COUNTIF([.I51:.AK51];&quot;X&quot;)" table:style-name="ce10">
            <text:p>5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27"/>
          <table:table-cell table:style-name="ce27"/>
          <table:table-cell table:style-name="ce27"/>
          <table:table-cell office:value-type="string" table:style-name="ce27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6348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3" table:formula="of:=COUNTIF([.I52:.AK52];&quot;E&quot;)" table:style-name="ce10">
            <text:p>3</text:p>
          </table:table-cell>
          <table:table-cell office:value-type="float" office:value="5" table:formula="of:=COUNTIF([.I52:.AK52];&quot;E&quot;)+COUNTIF([.I52:.AK52];&quot;X&quot;)" table:style-name="ce10">
            <text:p>5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office:value-type="string" table:style-name="ce28">
            <text:p>E</text:p>
          </table:table-cell>
          <table:table-cell office:value-type="string" table:style-name="ce28">
            <text:p>E</text:p>
          </table:table-cell>
          <table:table-cell office:value-type="string" table:style-name="ce28">
            <text:p>E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6348"/>
        </table:table-row>
        <table:table-row table:style-name="ro1">
          <table:table-cell/>
          <table:table-cell table:number-columns-repeated="2" table:style-name="ce12"/>
          <table:table-cell office:value-type="float" office:value="14" table:formula="of:=SUM([.D48:.D52])" table:style-name="ce12">
            <text:p>14</text:p>
          </table:table-cell>
          <table:table-cell office:value-type="float" office:value="4.4000000000000004" table:formula="of:=AVERAGE([.E48:.E52])" table:style-name="ce12">
            <text:p>4,4</text:p>
          </table:table-cell>
          <table:table-cell office:value-type="float" office:value="7.2" table:formula="of:=AVERAGE([.F48:.F52])" table:style-name="ce12">
            <text:p>7,2</text:p>
          </table:table-cell>
          <table:table-cell table:style-name="ce1"/>
          <table:table-cell table:number-columns-repeated="29" table:style-name="ce13"/>
          <table:table-cell table:number-columns-repeated="16348"/>
        </table:table-row>
        <table:table-row table:number-rows-repeated="1048523" table:style-name="ro2">
          <table:table-cell table:number-columns-repeated="16384"/>
        </table:table-row>
      </table:table>
      <table:table table:name="Práctica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9" table:default-cell-style-name="ce1"/>
        <table:table-column table:style-name="co1" table:number-columns-repeated="27" table:default-cell-style-name="ce1"/>
        <table:table-column table:style-name="co5" table:number-columns-repeated="16320" table:default-cell-style-name="ce1"/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ALGORITMO FCFS: PRIMERO EN ENTRAR, PRIMERO EN SALIR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formula="of:=COUNTIF([.I4:.AK4];&quot;E&quot;)" table:style-name="ce10">
            <text:p>0</text:p>
          </table:table-cell>
          <table:table-cell office:value-type="float" office:value="7" table:formula="of:=COUNTIF([.I4:.AK4];&quot;E&quot;)+COUNTIF([.I4:.AK4];&quot;X&quot;)" table:style-name="ce10">
            <text:p>7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6" table:formula="of:=COUNTIF([.I5:.AK5];&quot;E&quot;)" table:style-name="ce10">
            <text:p>6</text:p>
          </table:table-cell>
          <table:table-cell office:value-type="float" office:value="10" table:formula="of:=COUNTIF([.I5:.AK5];&quot;E&quot;)+COUNTIF([.I5:.AK5];&quot;X&quot;)" table:style-name="ce10">
            <text:p>10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9" table:formula="of:=COUNTIF([.I6:.AK6];&quot;E&quot;)" table:style-name="ce10">
            <text:p>9</text:p>
          </table:table-cell>
          <table:table-cell office:value-type="float" office:value="10" table:formula="of:=COUNTIF([.I6:.AK6];&quot;E&quot;)+COUNTIF([.I6:.AK6];&quot;X&quot;)" table:style-name="ce10">
            <text:p>10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31"/>
          <table:table-cell table:style-name="ce31"/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10" table:formula="of:=COUNTIF([.I7:.AK7];&quot;E&quot;)" table:style-name="ce10">
            <text:p>10</text:p>
          </table:table-cell>
          <table:table-cell office:value-type="float" office:value="16" table:formula="of:=COUNTIF([.I7:.AK7];&quot;E&quot;)+COUNTIF([.I7:.AK7];&quot;X&quot;)" table:style-name="ce10">
            <text:p>16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32"/>
          <table:table-cell table:style-name="ce32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5" table:formula="of:=COUNTIF([.I8:.AK8];&quot;E&quot;)" table:style-name="ce10">
            <text:p>15</text:p>
          </table:table-cell>
          <table:table-cell office:value-type="float" office:value="18" table:formula="of:=COUNTIF([.I8:.AK8];&quot;E&quot;)+COUNTIF([.I8:.AK8];&quot;X&quot;)" table:style-name="ce10">
            <text:p>18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33"/>
          <table:table-cell table:style-name="ce33"/>
          <table:table-cell table:style-name="ce33"/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1" table:formula="of:=SUM([.D4:.D8])" table:style-name="ce12">
            <text:p>21</text:p>
          </table:table-cell>
          <table:table-cell office:value-type="float" office:value="8" table:formula="of:=AVERAGE([.E4:.E8])" table:style-name="ce12">
            <text:p>8</text:p>
          </table:table-cell>
          <table:table-cell office:value-type="float" office:value="12.2" table:formula="of:=AVERAGE([.F4:.F8])" table:style-name="ce12">
            <text:p>12,2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/>
          <table:table-cell table:number-columns-repeated="6" table:style-name="ce1"/>
          <table:table-cell table:number-columns-repeated="30" table:style-name="ce13"/>
          <table:table-cell table:number-columns-repeated="16347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ALGORITMO SJF: PRIMERO EL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formula="of:=COUNTIF([.I15:.AK15];&quot;E&quot;)" table:style-name="ce10">
            <text:p>0</text:p>
          </table:table-cell>
          <table:table-cell office:value-type="float" office:value="7" table:formula="of:=COUNTIF([.I15:.AK15];&quot;E&quot;)+COUNTIF([.I15:.AK15];&quot;X&quot;)" table:style-name="ce10">
            <text:p>7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10" table:formula="of:=COUNTIF([.I16:.AK16];&quot;E&quot;)" table:style-name="ce10">
            <text:p>10</text:p>
          </table:table-cell>
          <table:table-cell office:value-type="float" office:value="14" table:formula="of:=COUNTIF([.I16:.AK16];&quot;E&quot;)+COUNTIF([.I16:.AK16];&quot;X&quot;)" table:style-name="ce10">
            <text:p>14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" table:formula="of:=COUNTIF([.I17:.AK17];&quot;E&quot;)" table:style-name="ce10">
            <text:p>5</text:p>
          </table:table-cell>
          <table:table-cell office:value-type="float" office:value="6" table:formula="of:=COUNTIF([.I17:.AK17];&quot;E&quot;)+COUNTIF([.I17:.AK17];&quot;X&quot;)" table:style-name="ce10">
            <text:p>6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31"/>
          <table:table-cell table:style-name="ce31"/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13" table:formula="of:=COUNTIF([.I18:.AK18];&quot;E&quot;)" table:style-name="ce10">
            <text:p>13</text:p>
          </table:table-cell>
          <table:table-cell office:value-type="float" office:value="19" table:formula="of:=COUNTIF([.I18:.AK18];&quot;E&quot;)+COUNTIF([.I18:.AK18];&quot;X&quot;)" table:style-name="ce10">
            <text:p>19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32"/>
          <table:table-cell table:style-name="ce32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formula="of:=COUNTIF([.I19:.AK19];&quot;E&quot;)" table:style-name="ce10">
            <text:p>5</text:p>
          </table:table-cell>
          <table:table-cell office:value-type="float" office:value="8" table:formula="of:=COUNTIF([.I19:.AK19];&quot;E&quot;)+COUNTIF([.I19:.AK19];&quot;X&quot;)" table:style-name="ce10">
            <text:p>8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33"/>
          <table:table-cell table:style-name="ce33"/>
          <table:table-cell table:style-name="ce33"/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1" table:formula="of:=SUM([.D15:.D19])" table:style-name="ce12">
            <text:p>21</text:p>
          </table:table-cell>
          <table:table-cell office:value-type="float" office:value="6.6" table:formula="of:=AVERAGE([.E15:.E19])" table:style-name="ce12">
            <text:p>6,6</text:p>
          </table:table-cell>
          <table:table-cell office:value-type="float" office:value="10.8" table:formula="of:=AVERAGE([.F15:.F19])" table:style-name="ce12">
            <text:p>10,8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SRTF: PRIMERO EL DE TIEMPO RESTANTE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8" table:formula="of:=COUNTIF([.I26:.AK26];&quot;E&quot;)" table:style-name="ce10">
            <text:p>8</text:p>
          </table:table-cell>
          <table:table-cell office:value-type="float" office:value="15" table:formula="of:=COUNTIF([.I26:.AK26];&quot;E&quot;)+COUNTIF([.I26:.AK26];&quot;X&quot;)" table:style-name="ce10">
            <text:p>15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1" table:formula="of:=COUNTIF([.I27:.AK27];&quot;E&quot;)" table:style-name="ce10">
            <text:p>1</text:p>
          </table:table-cell>
          <table:table-cell office:value-type="float" office:value="5" table:formula="of:=COUNTIF([.I27:.AK27];&quot;E&quot;)+COUNTIF([.I27:.AK27];&quot;X&quot;)" table:style-name="ce10">
            <text:p>5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30"/>
          <table:table-cell office:value-type="string" table:style-name="ce30">
            <text:p>X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0" table:formula="of:=COUNTIF([.I28:.AK28];&quot;E&quot;)" table:style-name="ce10">
            <text:p>0</text:p>
          </table:table-cell>
          <table:table-cell office:value-type="float" office:value="1" table:formula="of:=COUNTIF([.I28:.AK28];&quot;E&quot;)+COUNTIF([.I28:.AK28];&quot;X&quot;)" table:style-name="ce10">
            <text:p>1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31"/>
          <table:table-cell table:style-name="ce31"/>
          <table:table-cell office:value-type="string" table:style-name="ce31">
            <text:p>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13" table:formula="of:=COUNTIF([.I29:.AK29];&quot;E&quot;)" table:style-name="ce10">
            <text:p>13</text:p>
          </table:table-cell>
          <table:table-cell office:value-type="float" office:value="19" table:formula="of:=COUNTIF([.I29:.AK29];&quot;E&quot;)+COUNTIF([.I29:.AK29];&quot;X&quot;)" table:style-name="ce10">
            <text:p>19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32"/>
          <table:table-cell table:style-name="ce32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formula="of:=COUNTIF([.I30:.AK30];&quot;E&quot;)" table:style-name="ce10">
            <text:p>3</text:p>
          </table:table-cell>
          <table:table-cell office:value-type="float" office:value="6" table:formula="of:=COUNTIF([.I30:.AK30];&quot;E&quot;)+COUNTIF([.I30:.AK30];&quot;X&quot;)" table:style-name="ce10">
            <text:p>6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33"/>
          <table:table-cell table:style-name="ce33"/>
          <table:table-cell table:style-name="ce33"/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1" table:formula="of:=SUM([.D26:.D30])" table:style-name="ce12">
            <text:p>21</text:p>
          </table:table-cell>
          <table:table-cell office:value-type="float" office:value="5" table:formula="of:=AVERAGE([.E26:.E30])" table:style-name="ce12">
            <text:p>5</text:p>
          </table:table-cell>
          <table:table-cell office:value-type="float" office:value="9.1999999999999993" table:formula="of:=AVERAGE([.F26:.F30])" table:style-name="ce12">
            <text:p>9,2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3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4" table:formula="of:=COUNTIF([.I37:.AK37];&quot;E&quot;)" table:style-name="ce10">
            <text:p>14</text:p>
          </table:table-cell>
          <table:table-cell office:value-type="float" office:value="21" table:formula="of:=COUNTIF([.I37:.AK37];&quot;E&quot;)+COUNTIF([.I37:.AK37];&quot;X&quot;)" table:style-name="ce10">
            <text:p>21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E</text:p>
          </table:table-cell>
          <table:table-cell office:value-type="string" table:style-name="ce29">
            <text:p>X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12" table:formula="of:=COUNTIF([.I38:.AK38];&quot;E&quot;)" table:style-name="ce10">
            <text:p>12</text:p>
          </table:table-cell>
          <table:table-cell office:value-type="float" office:value="16" table:formula="of:=COUNTIF([.I38:.AK38];&quot;E&quot;)+COUNTIF([.I38:.AK38];&quot;X&quot;)" table:style-name="ce10">
            <text:p>16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E</text:p>
          </table:table-cell>
          <table:table-cell office:value-type="string" table:style-name="ce30">
            <text:p>X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4" table:formula="of:=COUNTIF([.I39:.AK39];&quot;E&quot;)" table:style-name="ce10">
            <text:p>4</text:p>
          </table:table-cell>
          <table:table-cell office:value-type="float" office:value="5" table:formula="of:=COUNTIF([.I39:.AK39];&quot;E&quot;)+COUNTIF([.I39:.AK39];&quot;X&quot;)" table:style-name="ce10">
            <text:p>5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31"/>
          <table:table-cell table:style-name="ce31"/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1">
            <text:p>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4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12" table:formula="of:=COUNTIF([.I40:.AK40];&quot;E&quot;)" table:style-name="ce10">
            <text:p>12</text:p>
          </table:table-cell>
          <table:table-cell office:value-type="float" office:value="18" table:formula="of:=COUNTIF([.I40:.AK40];&quot;E&quot;)+COUNTIF([.I40:.AK40];&quot;X&quot;)" table:style-name="ce10">
            <text:p>18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32"/>
          <table:table-cell table:style-name="ce32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7" table:formula="of:=COUNTIF([.I41:.AK41];&quot;E&quot;)" table:style-name="ce10">
            <text:p>7</text:p>
          </table:table-cell>
          <table:table-cell office:value-type="float" office:value="10" table:formula="of:=COUNTIF([.I41:.AK41];&quot;E&quot;)+COUNTIF([.I41:.AK41];&quot;X&quot;)" table:style-name="ce10">
            <text:p>10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33"/>
          <table:table-cell table:style-name="ce33"/>
          <table:table-cell table:style-name="ce33"/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1" table:formula="of:=SUM([.D37:.D41])" table:style-name="ce12">
            <text:p>21</text:p>
          </table:table-cell>
          <table:table-cell office:value-type="float" office:value="9.8000000000000007" table:formula="of:=AVERAGE([.E37:.E41])" table:style-name="ce12">
            <text:p>9,8</text:p>
          </table:table-cell>
          <table:table-cell office:value-type="float" office:value="14" table:formula="of:=AVERAGE([.F37:.F41])" table:style-name="ce12">
            <text:p>14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2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2" table:style-name="ce1">
            <text:p>2</text:p>
          </table:table-cell>
          <table:table-cell table:style-name="ce16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4" table:formula="of:=COUNTIF([.I48:.AK48];&quot;E&quot;)" table:style-name="ce10">
            <text:p>14</text:p>
          </table:table-cell>
          <table:table-cell office:value-type="float" office:value="21" table:formula="of:=COUNTIF([.I48:.AK48];&quot;E&quot;)+COUNTIF([.I48:.AK48];&quot;X&quot;)" table:style-name="ce10">
            <text:p>21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E</text:p>
          </table:table-cell>
          <table:table-cell office:value-type="string" table:style-name="ce35">
            <text:p>X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number-columns-repeated="16348" table:style-name="ce1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8" table:formula="of:=COUNTIF([.I49:.AK49];&quot;E&quot;)" table:style-name="ce10">
            <text:p>8</text:p>
          </table:table-cell>
          <table:table-cell office:value-type="float" office:value="12" table:formula="of:=COUNTIF([.I49:.AK49];&quot;E&quot;)+COUNTIF([.I49:.AK49];&quot;X&quot;)" table:style-name="ce10">
            <text:p>12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36"/>
          <table:table-cell office:value-type="string" table:style-name="ce36">
            <text:p>E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number-columns-repeated="16348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" table:formula="of:=COUNTIF([.I50:.AK50];&quot;E&quot;)" table:style-name="ce10">
            <text:p>2</text:p>
          </table:table-cell>
          <table:table-cell office:value-type="float" office:value="3" table:formula="of:=COUNTIF([.I50:.AK50];&quot;E&quot;)+COUNTIF([.I50:.AK50];&quot;X&quot;)" table:style-name="ce10">
            <text:p>3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37"/>
          <table:table-cell table:style-name="ce37"/>
          <table:table-cell office:value-type="string" table:style-name="ce37">
            <text:p>E</text:p>
          </table:table-cell>
          <table:table-cell office:value-type="string" table:style-name="ce37">
            <text:p>E</text:p>
          </table:table-cell>
          <table:table-cell office:value-type="string" table:style-name="ce37">
            <text:p>X</text:p>
          </table:table-cell>
          <table:table-cell table:style-name="ce38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number-columns-repeated="16348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12" table:formula="of:=COUNTIF([.I51:.AK51];&quot;E&quot;)" table:style-name="ce10">
            <text:p>12</text:p>
          </table:table-cell>
          <table:table-cell office:value-type="float" office:value="18" table:formula="of:=COUNTIF([.I51:.AK51];&quot;E&quot;)+COUNTIF([.I51:.AK51];&quot;X&quot;)" table:style-name="ce10">
            <text:p>18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39"/>
          <table:table-cell table:style-name="ce39"/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X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number-columns-repeated="16348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0" table:formula="of:=COUNTIF([.I52:.AK52];&quot;E&quot;)" table:style-name="ce10">
            <text:p>10</text:p>
          </table:table-cell>
          <table:table-cell office:value-type="float" office:value="13" table:formula="of:=COUNTIF([.I52:.AK52];&quot;E&quot;)+COUNTIF([.I52:.AK52];&quot;X&quot;)" table:style-name="ce10">
            <text:p>13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40"/>
          <table:table-cell table:style-name="ce40"/>
          <table:table-cell table:style-name="ce40"/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X</text:p>
          </table:table-cell>
          <table:table-cell office:value-type="string" table:style-name="ce40">
            <text:p>X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X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number-columns-repeated="16348"/>
        </table:table-row>
        <table:table-row table:style-name="ro1">
          <table:table-cell/>
          <table:table-cell table:number-columns-repeated="2" table:style-name="ce12"/>
          <table:table-cell office:value-type="float" office:value="21" table:formula="of:=SUM([.D48:.D52])" table:style-name="ce12">
            <text:p>21</text:p>
          </table:table-cell>
          <table:table-cell office:value-type="float" office:value="9.1999999999999993" table:formula="of:=AVERAGE([.E48:.E52])" table:style-name="ce12">
            <text:p>9,2</text:p>
          </table:table-cell>
          <table:table-cell office:value-type="float" office:value="13.4" table:formula="of:=AVERAGE([.F48:.F52])" table:style-name="ce12">
            <text:p>13,4</text:p>
          </table:table-cell>
          <table:table-cell table:style-name="ce1"/>
          <table:table-cell table:number-columns-repeated="9" table:style-name="ce13"/>
          <table:table-cell table:style-name="ce18"/>
          <table:table-cell table:number-columns-repeated="19" table:style-name="ce13"/>
          <table:table-cell table:number-columns-repeated="16348"/>
        </table:table-row>
        <table:table-row table:number-rows-repeated="1048523" table:style-name="ro1">
          <table:table-cell table:number-columns-repeated="16384"/>
        </table:table-row>
      </table:table>
      <table:table table:name="Práctica_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9" table:default-cell-style-name="ce1"/>
        <table:table-column table:style-name="co1" table:number-columns-repeated="27" table:default-cell-style-name="ce1"/>
        <table:table-column table:style-name="co5" table:number-columns-repeated="16320" table:default-cell-style-name="ce1"/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ALGORITMO FCFS: PRIMERO EN ENTRAR, PRIMERO EN SALIR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formula="of:=COUNTIF([.I4:.AK4];&quot;E&quot;)" table:style-name="ce10">
            <text:p>0</text:p>
          </table:table-cell>
          <table:table-cell office:value-type="float" office:value="7" table:formula="of:=COUNTIF([.I4:.AK4];&quot;E&quot;)+COUNTIF([.I4:.AK4];&quot;X&quot;)" table:style-name="ce10">
            <text:p>7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5" table:formula="of:=COUNTIF([.I5:.AK5];&quot;E&quot;)" table:style-name="ce10">
            <text:p>5</text:p>
          </table:table-cell>
          <table:table-cell office:value-type="float" office:value="9" table:formula="of:=COUNTIF([.I5:.AK5];&quot;E&quot;)+COUNTIF([.I5:.AK5];&quot;X&quot;)" table:style-name="ce10">
            <text:p>9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42"/>
          <table:table-cell table:style-name="ce42"/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0" table:formula="of:=COUNTIF([.I6:.AK6];&quot;E&quot;)" table:style-name="ce10">
            <text:p>10</text:p>
          </table:table-cell>
          <table:table-cell office:value-type="float" office:value="19" table:formula="of:=COUNTIF([.I6:.AK6];&quot;E&quot;)+COUNTIF([.I6:.AK6];&quot;X&quot;)" table:style-name="ce10">
            <text:p>19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8" table:formula="of:=COUNTIF([.I7:.AK7];&quot;E&quot;)" table:style-name="ce10">
            <text:p>18</text:p>
          </table:table-cell>
          <table:table-cell office:value-type="float" office:value="23" table:formula="of:=COUNTIF([.I7:.AK7];&quot;E&quot;)+COUNTIF([.I7:.AK7];&quot;X&quot;)" table:style-name="ce10">
            <text:p>23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table:style-name="ce44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8" table:formula="of:=COUNTIF([.I8:.AK8];&quot;E&quot;)" table:style-name="ce10">
            <text:p>8</text:p>
          </table:table-cell>
          <table:table-cell office:value-type="float" office:value="11" table:formula="of:=COUNTIF([.I8:.AK8];&quot;E&quot;)+COUNTIF([.I8:.AK8];&quot;X&quot;)" table:style-name="ce10">
            <text:p>11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45"/>
          <table:table-cell table:style-name="ce45"/>
          <table:table-cell table:style-name="ce45"/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8" table:formula="of:=SUM([.D4:.D8])" table:style-name="ce12">
            <text:p>28</text:p>
          </table:table-cell>
          <table:table-cell office:value-type="float" office:value="8.1999999999999993" table:formula="of:=AVERAGE([.E4:.E8])" table:style-name="ce12">
            <text:p>8,2</text:p>
          </table:table-cell>
          <table:table-cell office:value-type="float" office:value="13.8" table:formula="of:=AVERAGE([.F4:.F8])" table:style-name="ce12">
            <text:p>13,8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/>
          <table:table-cell table:number-columns-repeated="6" table:style-name="ce1"/>
          <table:table-cell table:number-columns-repeated="30" table:style-name="ce13"/>
          <table:table-cell table:number-columns-repeated="16347"/>
        </table:table-row>
        <table:table-row table:style-name="ro1">
          <table:table-cell/>
          <table:table-cell table:number-columns-repeated="4" table:style-name="ce1"/>
          <table:table-cell table:style-name="ce15"/>
          <table:table-cell table:number-columns-repeated="2" table:style-name="ce1"/>
          <table:table-cell office:value-type="string" table:number-columns-spanned="21" table:number-rows-spanned="1" table:style-name="ce14">
            <text:p>ALGORITMO SJF: PRIMERO EL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formula="of:=COUNTIF([.I15:.AK15];&quot;E&quot;)" table:style-name="ce10">
            <text:p>0</text:p>
          </table:table-cell>
          <table:table-cell office:value-type="float" office:value="7" table:formula="of:=COUNTIF([.I15:.AK15];&quot;E&quot;)+COUNTIF([.I15:.AK15];&quot;X&quot;)" table:style-name="ce10">
            <text:p>7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8" table:formula="of:=COUNTIF([.I16:.AK16];&quot;E&quot;)" table:style-name="ce10">
            <text:p>8</text:p>
          </table:table-cell>
          <table:table-cell office:value-type="float" office:value="12" table:formula="of:=COUNTIF([.I16:.AK16];&quot;E&quot;)+COUNTIF([.I16:.AK16];&quot;X&quot;)" table:style-name="ce10">
            <text:p>12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42"/>
          <table:table-cell table:style-name="ce42"/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5" table:formula="of:=COUNTIF([.I17:.AK17];&quot;E&quot;)" table:style-name="ce10">
            <text:p>15</text:p>
          </table:table-cell>
          <table:table-cell office:value-type="float" office:value="24" table:formula="of:=COUNTIF([.I17:.AK17];&quot;E&quot;)+COUNTIF([.I17:.AK17];&quot;X&quot;)" table:style-name="ce10">
            <text:p>24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table:style-name="ce43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9" table:formula="of:=COUNTIF([.I18:.AK18];&quot;E&quot;)" table:style-name="ce10">
            <text:p>9</text:p>
          </table:table-cell>
          <table:table-cell office:value-type="float" office:value="14" table:formula="of:=COUNTIF([.I18:.AK18];&quot;E&quot;)+COUNTIF([.I18:.AK18];&quot;X&quot;)" table:style-name="ce10">
            <text:p>14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formula="of:=COUNTIF([.I19:.AK19];&quot;E&quot;)" table:style-name="ce10">
            <text:p>4</text:p>
          </table:table-cell>
          <table:table-cell office:value-type="float" office:value="7" table:formula="of:=COUNTIF([.I19:.AK19];&quot;E&quot;)+COUNTIF([.I19:.AK19];&quot;X&quot;)" table:style-name="ce10">
            <text:p>7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45"/>
          <table:table-cell table:style-name="ce45"/>
          <table:table-cell table:style-name="ce45"/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8" table:formula="of:=SUM([.D15:.D19])" table:style-name="ce12">
            <text:p>28</text:p>
          </table:table-cell>
          <table:table-cell office:value-type="float" office:value="7.2" table:formula="of:=AVERAGE([.E15:.E19])" table:style-name="ce12">
            <text:p>7,2</text:p>
          </table:table-cell>
          <table:table-cell office:value-type="float" office:value="12.8" table:formula="of:=AVERAGE([.F15:.F19])" table:style-name="ce12">
            <text:p>12,8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SRTF: PRIMERO EL DE TIEMPO RESTANTE MÁS CORTO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7" table:formula="of:=COUNTIF([.I26:.AK26];&quot;E&quot;)" table:style-name="ce10">
            <text:p>7</text:p>
          </table:table-cell>
          <table:table-cell office:value-type="float" office:value="14" table:formula="of:=COUNTIF([.I26:.AK26];&quot;E&quot;)+COUNTIF([.I26:.AK26];&quot;X&quot;)" table:style-name="ce10">
            <text:p>14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47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0" table:formula="of:=COUNTIF([.I27:.AK27];&quot;E&quot;)" table:style-name="ce10">
            <text:p>0</text:p>
          </table:table-cell>
          <table:table-cell office:value-type="float" office:value="4" table:formula="of:=COUNTIF([.I27:.AK27];&quot;E&quot;)+COUNTIF([.I27:.AK27];&quot;X&quot;)" table:style-name="ce10">
            <text:p>4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42"/>
          <table:table-cell table:style-name="ce42"/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5" table:formula="of:=COUNTIF([.I28:.AK28];&quot;E&quot;)" table:style-name="ce10">
            <text:p>15</text:p>
          </table:table-cell>
          <table:table-cell office:value-type="float" office:value="24" table:formula="of:=COUNTIF([.I28:.AK28];&quot;E&quot;)+COUNTIF([.I28:.AK28];&quot;X&quot;)" table:style-name="ce10">
            <text:p>24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table:style-name="ce43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9" table:formula="of:=COUNTIF([.I29:.AK29];&quot;E&quot;)" table:style-name="ce10">
            <text:p>9</text:p>
          </table:table-cell>
          <table:table-cell office:value-type="float" office:value="14" table:formula="of:=COUNTIF([.I29:.AK29];&quot;E&quot;)+COUNTIF([.I29:.AK29];&quot;X&quot;)" table:style-name="ce10">
            <text:p>14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6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formula="of:=COUNTIF([.I30:.AK30];&quot;E&quot;)" table:style-name="ce10">
            <text:p>3</text:p>
          </table:table-cell>
          <table:table-cell office:value-type="float" office:value="6" table:formula="of:=COUNTIF([.I30:.AK30];&quot;E&quot;)+COUNTIF([.I30:.AK30];&quot;X&quot;)" table:style-name="ce10">
            <text:p>6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45"/>
          <table:table-cell table:style-name="ce45"/>
          <table:table-cell table:style-name="ce45"/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8" table:formula="of:=SUM([.D26:.D30])" table:style-name="ce12">
            <text:p>28</text:p>
          </table:table-cell>
          <table:table-cell office:value-type="float" office:value="6.8" table:formula="of:=AVERAGE([.E26:.E30])" table:style-name="ce12">
            <text:p>6,8</text:p>
          </table:table-cell>
          <table:table-cell office:value-type="float" office:value="12.4" table:formula="of:=AVERAGE([.F26:.F30])" table:style-name="ce12">
            <text:p>12,4</text:p>
          </table:table-cell>
          <table:table-cell table:style-name="ce1"/>
          <table:table-cell table:number-columns-repeated="30" table:style-name="ce13"/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3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 table:style-name="ce1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8" table:formula="of:=COUNTIF([.I37:.AK37];&quot;E&quot;)" table:style-name="ce10">
            <text:p>18</text:p>
          </table:table-cell>
          <table:table-cell office:value-type="float" office:value="25" table:formula="of:=COUNTIF([.I37:.AK37];&quot;E&quot;)+COUNTIF([.I37:.AK37];&quot;X&quot;)" table:style-name="ce10">
            <text:p>25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X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47" table:style-name="ce1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13" table:formula="of:=COUNTIF([.I38:.AK38];&quot;E&quot;)" table:style-name="ce10">
            <text:p>13</text:p>
          </table:table-cell>
          <table:table-cell office:value-type="float" office:value="17" table:formula="of:=COUNTIF([.I38:.AK38];&quot;E&quot;)+COUNTIF([.I38:.AK38];&quot;X&quot;)" table:style-name="ce10">
            <text:p>17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42"/>
          <table:table-cell table:style-name="ce42"/>
          <table:table-cell office:value-type="string" table:style-name="ce42">
            <text:p>E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E</text:p>
          </table:table-cell>
          <table:table-cell office:value-type="string" table:style-name="ce42">
            <text:p>X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47" table:style-name="ce1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5" table:formula="of:=COUNTIF([.I39:.AK39];&quot;E&quot;)" table:style-name="ce10">
            <text:p>15</text:p>
          </table:table-cell>
          <table:table-cell office:value-type="float" office:value="24" table:formula="of:=COUNTIF([.I39:.AK39];&quot;E&quot;)+COUNTIF([.I39:.AK39];&quot;X&quot;)" table:style-name="ce10">
            <text:p>24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office:value-type="string" table:style-name="ce43">
            <text:p>X</text:p>
          </table:table-cell>
          <table:table-cell table:style-name="ce43"/>
          <table:table-cell table:number-columns-repeated="16347" table:style-name="ce1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4" table:formula="of:=COUNTIF([.I40:.AK40];&quot;E&quot;)" table:style-name="ce10">
            <text:p>14</text:p>
          </table:table-cell>
          <table:table-cell office:value-type="float" office:value="19" table:formula="of:=COUNTIF([.I40:.AK40];&quot;E&quot;)+COUNTIF([.I40:.AK40];&quot;X&quot;)" table:style-name="ce10">
            <text:p>19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E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7" table:style-name="ce1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formula="of:=COUNTIF([.I41:.AK41];&quot;E&quot;)" table:style-name="ce10">
            <text:p>3</text:p>
          </table:table-cell>
          <table:table-cell office:value-type="float" office:value="6" table:formula="of:=COUNTIF([.I41:.AK41];&quot;E&quot;)+COUNTIF([.I41:.AK41];&quot;X&quot;)" table:style-name="ce10">
            <text:p>6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45"/>
          <table:table-cell table:style-name="ce45"/>
          <table:table-cell table:style-name="ce45"/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X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6347" table:style-name="ce1"/>
        </table:table-row>
        <table:table-row table:style-name="ro1">
          <table:table-cell/>
          <table:table-cell table:number-columns-repeated="2" table:style-name="ce12"/>
          <table:table-cell office:value-type="float" office:value="28" table:formula="of:=SUM([.D37:.D41])" table:style-name="ce12">
            <text:p>28</text:p>
          </table:table-cell>
          <table:table-cell office:value-type="float" office:value="12.6" table:formula="of:=AVERAGE([.E37:.E41])" table:style-name="ce12">
            <text:p>12,6</text:p>
          </table:table-cell>
          <table:table-cell office:value-type="float" office:value="18.2" table:formula="of:=AVERAGE([.F37:.F41])" table:style-name="ce12">
            <text:p>18,2</text:p>
          </table:table-cell>
          <table:table-cell table:style-name="ce1"/>
          <table:table-cell table:number-columns-repeated="30" table:style-name="ce13"/>
          <table:table-cell table:number-columns-repeated="1634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number-columns-spanned="21" table:number-rows-spanned="1" table:style-name="ce14">
            <text:p>ROUND ROBIN: OPERACIÓN POR RONDAS (Q=2)</text:p>
          </table:table-cell>
          <table:covered-table-cell table:number-columns-repeated="20"/>
          <table:table-cell table:number-columns-repeated="1635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ANTUM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PROCESOS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T. EJECUCIÓN</text:p>
          </table:table-cell>
          <table:table-cell office:value-type="string" table:style-name="ce2">
            <text:p>T.espera</text:p>
          </table:table-cell>
          <table:table-cell office:value-type="string" table:style-name="ce2">
            <text:p>T.respuesta</text:p>
          </table:table-cell>
          <table:table-cell table:style-name="ce1"/>
          <table:table-cell office:value-type="string" table:style-name="ce3">
            <text:p>PROCESOS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47" table:style-name="ce1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8" table:formula="of:=COUNTIF([.I48:.AK48];&quot;E&quot;)" table:style-name="ce10">
            <text:p>18</text:p>
          </table:table-cell>
          <table:table-cell office:value-type="float" office:value="25" table:formula="of:=COUNTIF([.I48:.AK48];&quot;E&quot;)+COUNTIF([.I48:.AK48];&quot;X&quot;)" table:style-name="ce10">
            <text:p>25</text:p>
          </table:table-cell>
          <table:table-cell table:style-name="ce1"/>
          <table:table-cell office:value-type="string" table:style-name="ce4">
            <text:p>A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X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E</text:p>
          </table:table-cell>
          <table:table-cell office:value-type="string" table:style-name="ce48">
            <text:p>X</text:p>
          </table:table-cell>
          <table:table-cell table:style-name="ce48"/>
          <table:table-cell table:style-name="ce48"/>
          <table:table-cell table:style-name="ce48"/>
          <table:table-cell table:style-name="ce47"/>
          <table:table-cell table:style-name="ce16"/>
          <table:table-cell table:number-columns-repeated="16346"/>
        </table:table-row>
        <table:table-row table:style-name="ro1">
          <table:table-cell/>
          <table:table-cell office:value-type="string" table:style-name="ce5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8" table:formula="of:=COUNTIF([.I49:.AK49];&quot;E&quot;)" table:style-name="ce10">
            <text:p>8</text:p>
          </table:table-cell>
          <table:table-cell office:value-type="float" office:value="12" table:formula="of:=COUNTIF([.I49:.AK49];&quot;E&quot;)+COUNTIF([.I49:.AK49];&quot;X&quot;)" table:style-name="ce10">
            <text:p>12</text:p>
          </table:table-cell>
          <table:table-cell table:style-name="ce1"/>
          <table:table-cell office:value-type="string" table:style-name="ce5">
            <text:p>B</text:p>
          </table:table-cell>
          <table:table-cell table:style-name="ce49"/>
          <table:table-cell table:style-name="ce49"/>
          <table:table-cell office:value-type="string" table:style-name="ce49">
            <text:p>X</text:p>
          </table:table-cell>
          <table:table-cell office:value-type="string" table:style-name="ce49">
            <text:p>X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E</text:p>
          </table:table-cell>
          <table:table-cell office:value-type="string" table:style-name="ce49">
            <text:p>X</text:p>
          </table:table-cell>
          <table:table-cell office:value-type="string" table:style-name="ce49">
            <text:p>X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3"/>
          <table:table-cell table:number-columns-repeated="16347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5" table:formula="of:=COUNTIF([.I50:.AK50];&quot;E&quot;)" table:style-name="ce10">
            <text:p>15</text:p>
          </table:table-cell>
          <table:table-cell office:value-type="float" office:value="24" table:formula="of:=COUNTIF([.I50:.AK50];&quot;E&quot;)+COUNTIF([.I50:.AK50];&quot;X&quot;)" table:style-name="ce10">
            <text:p>24</text:p>
          </table:table-cell>
          <table:table-cell table:style-name="ce1"/>
          <table:table-cell office:value-type="string" table:style-name="ce6">
            <text:p>C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X</text:p>
          </table:table-cell>
          <table:table-cell office:value-type="string" table:style-name="ce50">
            <text:p>X</text:p>
          </table:table-cell>
          <table:table-cell table:style-name="ce54"/>
          <table:table-cell table:number-columns-repeated="16347"/>
        </table:table-row>
        <table:table-row table:style-name="ro1">
          <table:table-cell/>
          <table:table-cell office:value-type="string" table:style-name="ce7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4" table:formula="of:=COUNTIF([.I51:.AK51];&quot;E&quot;)" table:style-name="ce10">
            <text:p>14</text:p>
          </table:table-cell>
          <table:table-cell office:value-type="float" office:value="19" table:formula="of:=COUNTIF([.I51:.AK51];&quot;E&quot;)+COUNTIF([.I51:.AK51];&quot;X&quot;)" table:style-name="ce10">
            <text:p>19</text:p>
          </table:table-cell>
          <table:table-cell table:style-name="ce1"/>
          <table:table-cell office:value-type="string" table:style-name="ce7">
            <text:p>D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X</text:p>
          </table:table-cell>
          <table:table-cell office:value-type="string" table:style-name="ce51">
            <text:p>X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X</text:p>
          </table:table-cell>
          <table:table-cell office:value-type="string" table:style-name="ce51">
            <text:p>X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E</text:p>
          </table:table-cell>
          <table:table-cell office:value-type="string" table:style-name="ce51">
            <text:p>X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5"/>
          <table:table-cell table:number-columns-repeated="16347"/>
        </table:table-row>
        <table:table-row table:style-name="ro1">
          <table:table-cell/>
          <table:table-cell office:value-type="string" table:style-name="ce8">
            <text:p>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9" table:formula="of:=COUNTIF([.I52:.AK52];&quot;E&quot;)" table:style-name="ce10">
            <text:p>9</text:p>
          </table:table-cell>
          <table:table-cell office:value-type="float" office:value="12" table:formula="of:=COUNTIF([.I52:.AK52];&quot;E&quot;)+COUNTIF([.I52:.AK52];&quot;X&quot;)" table:style-name="ce10">
            <text:p>12</text:p>
          </table:table-cell>
          <table:table-cell table:style-name="ce1"/>
          <table:table-cell office:value-type="string" table:style-name="ce8">
            <text:p>E</text:p>
          </table:table-cell>
          <table:table-cell table:style-name="ce52"/>
          <table:table-cell table:style-name="ce52"/>
          <table:table-cell table:style-name="ce52"/>
          <table:table-cell office:value-type="string" table:style-name="ce52">
            <text:p>E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E</text:p>
          </table:table-cell>
          <table:table-cell office:value-type="string" table:style-name="ce52">
            <text:p>X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6"/>
          <table:table-cell table:number-columns-repeated="16347"/>
        </table:table-row>
        <table:table-row table:style-name="ro1">
          <table:table-cell/>
          <table:table-cell table:number-columns-repeated="2" table:style-name="ce12"/>
          <table:table-cell office:value-type="float" office:value="28" table:formula="of:=SUM([.D48:.D52])" table:style-name="ce12">
            <text:p>28</text:p>
          </table:table-cell>
          <table:table-cell office:value-type="float" office:value="12.8" table:formula="of:=AVERAGE([.E48:.E52])" table:style-name="ce12">
            <text:p>12,8</text:p>
          </table:table-cell>
          <table:table-cell office:value-type="float" office:value="18.399999999999999" table:formula="of:=AVERAGE([.F48:.F52])" table:style-name="ce12">
            <text:p>18,4</text:p>
          </table:table-cell>
          <table:table-cell table:style-name="ce1"/>
          <table:table-cell table:number-columns-repeated="29" table:style-name="ce13"/>
          <table:table-cell table:number-columns-repeated="16348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ZUL_CLARO" style:family="table-cell" style:data-style-name="N0">
      <style:table-cell-properties style:vertical-align="automatic" fo:background-color="#2A96F8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EIGE" style:family="table-cell" style:data-style-name="N0">
      <style:table-cell-properties style:vertical-align="automatic" fo:background-color="#FFDE59"/>
    </style:style>
    <style:style style:name="ConditionalStyle_1" style:family="table-cell" style:data-style-name="N0">
      <style:table-cell-properties style:vertical-align="automatic" fo:background-color="#0070C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GRO" style:family="table-cell" style:data-style-name="N0">
      <style:table-cell-properties style:vertical-align="automatic" fo:background-color="#000000"/>
      <style:text-properties fo:color="#FFFFFF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JO" style:family="table-cell" style:data-style-name="N0">
      <style:table-cell-properties style:vertical-align="automatic" fo:background-color="#FF0000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ERDE" style:family="table-cell" style:data-style-name="N0">
      <style:table-cell-properties style:vertical-align="automatic" fo:background-color="#00A933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000000"/>
      <style:text-properties fo:color="#FFFFFF" style:font-family-generic="swiss"/>
    </style:style>
    <style:style style:name="cf2" style:family="table-cell">
      <style:table-cell-properties fo:background-color="#2A96F8"/>
      <style:text-properties fo:color="#000000" style:font-family-generic="swiss"/>
    </style:style>
    <style:style style:name="cf3" style:family="table-cell">
      <style:table-cell-properties fo:background-color="#3465A4"/>
      <style:text-properties fo:color="#000000" style:font-family-generic="swiss"/>
    </style:style>
    <style:style style:name="cf4" style:family="table-cell">
      <style:table-cell-properties fo:background-color="#FFDE59"/>
      <style:text-properties fo:color="#000000" style:font-family-generic="swiss"/>
    </style:style>
    <style:style style:name="cf5" style:family="table-cell">
      <style:table-cell-properties fo:background-color="#FF0000"/>
      <style:text-properties fo:color="#000000" style:font-family-generic="swiss"/>
    </style:style>
    <style:style style:name="cf6" style:family="table-cell">
      <style:table-cell-properties fo:background-color="#00A933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2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royer</meta:initial-creator>
    <dc:creator>Alberto Gómez Morales</dc:creator>
    <meta:creation-date>2018-11-08T07:28:45Z</meta:creation-date>
    <dc:date>2023-01-13T10:01:09Z</dc:date>
    <meta:editing-cycles>3</meta:editing-cycles>
    <meta:editing-duration>PT38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